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automatic-styles>
    <style:style style:name="P1" style:family="paragraph" style:parent-style-name="Standard">
      <style:text-properties officeooo:paragraph-rsid="0009206e"/>
    </style:style>
    <style:style style:name="T1" style:family="text">
      <style:text-properties officeooo:rsid="0009206e"/>
    </style:style>
    <style:style style:name="T2" style:family="text">
      <style:text-properties officeooo:rsid="0009ba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Cahier des charges</text:span></text:p>
      <text:p text:style-name="P1"><text:span text:style-name="T1"/></text:p>
      <text:p text:style-name="P1"><text:span text:style-name="T1">Une map (une arène) plus grande que la fenêtre de jeu.</text:span></text:p>
      <text:p text:style-name="P1"><text:span text:style-name="T1">Elle contient des obstacles, des bâtiments et des unités.</text:span></text:p>
      <text:p text:style-name="P1"><text:span text:style-name="T1">On peut cliquer sur un bâtiment pour créer des unités ensuite.</text:span></text:p>
      <text:p text:style-name="P1"><text:span text:style-name="T1">On peut cliquer sur une unité pour affecter une tâche (récupérer des ressources), se déplacer (cliquer sur une position et se déplacer), et construire un nouveau bâtiment.</text:span></text:p>
      <text:p text:style-name="P1"><text:span text:style-name="T1"/></text:p>
      <text:p text:style-name="P1"><text:span text:style-name="T1">Il y a deux joueurs : le deuxième étant </text:span><text:span text:style-name="T2">l'ordinateur et il récolte en continu.</text:span></text:p>
      <text:p text:style-name="P1"><text:span text:style-name="T2"/></text:p>
      <text:p text:style-name="P1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Bitstream Vera Sans" svg:font-family="'Bitstream Vera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Bitstream Vera Sans" style:font-size-asian="10.5pt" style:language-asian="zh" style:country-asian="CN" style:font-name-complex="Bitstream Ver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Bitstream Vera Sans" style:font-size-asian="14pt" style:font-name-complex="Bitstream Ver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3-01-29T17:17:20</meta:creation-date>
    <meta:document-statistic meta:table-count="0" meta:image-count="0" meta:object-count="0" meta:page-count="1" meta:paragraph-count="6" meta:word-count="76" meta:character-count="440"/>
    <dc:date>2013-01-29T17:36:16</dc:date>
    <meta:editing-duration>PT00H03M45S</meta:editing-duration>
    <meta:editing-cycles>1</meta:editing-cycles>
    <meta:generator>OpenOffice.org/3.2$Unix OpenOffice.org_project/320m19$Build-9505</meta:generator>
  </office:meta>
</office:document-meta>
</file>